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63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07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fo:padding="0.028in" style:vertical-align="top"/>
      <style:paragraph-properties fo:text-align="start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wrap-option="wrap" fo:border="0.06pt solid #000000" fo:padding="0.028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0.028in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0.028in" style:vertical-align="top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fo:border="0.06pt solid #000000" fo:padding="0.028in" style:vertical-align="to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Not Started</text:p>
          </table:table-cell>
          <table:table-cell table:style-name="ce3" office:value-type="string" calcext:value-type="string">
            <text:p>In Progress</text:p>
          </table:table-cell>
          <table:table-cell table:style-name="ce3" office:value-type="string" calcext:value-type="string">
            <text:p>For Review</text:p>
          </table:table-cell>
          <table:table-cell table:style-name="ce3"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5">
            <text:p>U-1</text:p>
          </table:table-cell>
          <table:table-cell table:style-name="ce1" office:value-type="string" calcext:value-type="string" table:number-columns-spanned="1" table:number-rows-spanned="5">
            <text:p>As a user, I want to communicate the waypoints to the UAV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 calcext:value-type="string">
            <text:p>Review previous method/interface for communicating coordinates to UAV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code that communicates with quadrotor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code that allows a user to input waypoints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1</text:p>
          </table:table-cell>
          <table:table-cell table:style-name="ce1" office:value-type="string" calcext:value-type="string" table:number-columns-spanned="1" table:number-rows-spanned="4">
            <text:p>As an owner, I want the UAV to autonomously take-off from the landing pad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take-off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enables the quadrotor to autonomously take-off from landing pad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take-off im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2</text:p>
          </table:table-cell>
          <table:table-cell table:style-name="ce1" office:value-type="string" calcext:value-type="string" table:number-columns-spanned="1" table:number-rows-spanned="4">
            <text:p>As an owner, I want the UAV to autonomously navigate through a set of waypoints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navigating waypoints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 calcext:value-type="string">
            <text:p>Review code that enables the quadrotor to autonomously navigate through a series of way-points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3</text:p>
          </table:table-cell>
          <table:table-cell table:style-name="ce1" office:value-type="string" calcext:value-type="string" table:number-columns-spanned="1" table:number-rows-spanned="4">
            <text:p>As an owner, I want the UAV to autonomously return to the location of the landing pad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previous implementation to autonomously return to location of landing pad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allows the autonomous return of the UAV to the landing pad.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5">
            <text:p>O-4</text:p>
          </table:table-cell>
          <table:table-cell table:style-name="ce1" office:value-type="string" calcext:value-type="string" table:number-columns-spanned="1" table:number-rows-spanned="5">
            <text:p>As an owner, I want the UAV to autonomously land on the landing pad without damaging the craft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nstall previous implementation</text:p>
          </table:table-cell>
          <table:table-cell table:style-name="ce6" table:number-columns-repeated="3"/>
          <table:table-cell table:style-name="ce7" office:value-type="date" office:date-value="2015-10-19" calcext:value-type="date">
            <text:p>10/19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previous implementation</text:p>
          </table:table-cell>
          <table:table-cell table:style-name="ce6" table:number-columns-repeated="3"/>
          <table:table-cell table:style-name="ce7" office:value-type="date" office:date-value="2015-10-26" calcext:value-type="date">
            <text:p>10/2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0-30" calcext:value-type="date">
            <text:p>10/30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5">
            <text:p>O-5</text:p>
          </table:table-cell>
          <table:table-cell table:style-name="ce1" office:value-type="string" calcext:value-type="string" table:number-columns-spanned="1" table:number-rows-spanned="5">
            <text:p>As an owner, I want the UAV to autonomously land on the landing pad with the correct orientation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nstall previous implementation</text:p>
          </table:table-cell>
          <table:table-cell table:style-name="ce6" table:number-columns-repeated="3"/>
          <table:table-cell table:style-name="ce7" office:value-type="date" office:date-value="2015-10-19" calcext:value-type="date">
            <text:p>10/19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previous implementation</text:p>
          </table:table-cell>
          <table:table-cell table:style-name="ce6" table:number-columns-repeated="3"/>
          <table:table-cell table:style-name="ce7" office:value-type="date" office:date-value="2015-10-26" calcext:value-type="date">
            <text:p>10/2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0-30" calcext:value-type="date">
            <text:p>10/30/15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1" table:number-columns-spanned="1" table:number-rows-spanned="10"/>
          <table:table-cell table:style-name="ce1" office:value-type="string" calcext:value-type="string" table:number-columns-spanned="1" table:number-rows-spanned="10">
            <text:p>Initial Common Tasks</text:p>
          </table:table-cell>
          <table:table-cell table:style-name="ce1" office:value-type="string" calcext:value-type="string">
            <text:p>Install Ubuntu 14.04 or some other ROS Indigo/Jade distro compliant OS.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Setup Gazebo 6.+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Download Rviz package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Setup Simulation Environment</text:p>
          </table:table-cell>
          <table:table-cell table:style-name="ce6"/>
          <table:table-cell table:style-name="ce7"/>
          <table:table-cell table:style-name="ce6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teration of project documentation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Inspect current quadrotor configuration</text:p>
          </table:table-cell>
          <table:table-cell table:style-name="ce6" table:number-columns-repeated="3"/>
          <table:table-cell table:style-name="ce7" office:value-type="date" office:date-value="2015-09-28" calcext:value-type="date">
            <text:p>09/28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Identify parts needed for quadrotor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Acquire parts needed for quadrotor</text:p>
          </table:table-cell>
          <table:table-cell table:style-name="ce6" table:number-columns-repeated="3"/>
          <table:table-cell table:style-name="ce7" office:value-type="date" office:date-value="2015-12-01" calcext:value-type="date">
            <text:p>12/01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Build UAV</text:p>
          </table:table-cell>
          <table:table-cell table:style-name="ce6"/>
          <table:table-cell table:style-name="ce7" office:value-type="date" office:date-value="2015-11-20" calcext:value-type="date">
            <text:p>11/20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flight under manual contro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number-columns-repeated="1021"/>
        </table:table-row>
        <table:table-row table:style-name="ro2">
          <table:table-cell/>
          <table:table-cell table:style-name="ce4"/>
          <table:table-cell table:style-name="ce5"/>
          <table:table-cell table:number-columns-repeated="1021"/>
        </table:table-row>
        <table:table-row table:style-name="ro2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8:51:30.14776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10:09.31</meta:creation-date>
    <dc:date>2015-12-08T20:34:13.912991810</dc:date>
    <meta:editing-duration>PT8H51M33S</meta:editing-duration>
    <meta:editing-cycles>11</meta:editing-cycles>
    <meta:generator>LibreOffice/4.2.8.2$Linux_X86_64 LibreOffice_project/420m0$Build-2</meta:generator>
    <meta:document-statistic meta:table-count="3" meta:cell-count="111" meta:object-count="0"/>
    <meta:user-defined meta:name="qrichtext">1</meta:user-defined>
  </office:meta>
</office:document-meta>
</file>